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 style:page-number="1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P12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P13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4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5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6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7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8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9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0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1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4" style:parent-style-name="Hyperlink" style:family="text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5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6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7" style:parent-style-name="Normal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="Calibri" style:font-name-asian="Calibri" style:font-name-complex="Calibri" fo:font-size="11pt" style:font-size-asian="11pt" style:font-size-complex="11pt" fo:language="en" fo:country="US"/>
    </style:style>
  </office:automatic-styles>
  <office:body>
    <office:text text:use-soft-page-breaks="true">
      <text:p text:style-name="P1">TECHNICAL OPERATIONS<text:s/>- TECHNICAL TEST<text:s/></text:p>
      <text:p text:style-name="P12"/>
      <text:p text:style-name="P13">Please create a small web application to demonstrate your devops skills.</text:p>
      <text:p text:style-name="P14"/>
      <text:p text:style-name="P15">Its root URL "/" should display a form that accepts three fields as input: "Name", "Favorite Color", "Cats or Dogs". This form should save the result in a relational database and ensure that "Name" is unique. You can use any technology for this (eg, it could be node.js and sqlite, or python and mysql, or golang and postgres - we don't care, but we may ask you about it).</text:p>
      <text:p text:style-name="P16"/>
      <text:p text:style-name="P17">After you have built this sample application, create an Ansible playbook to deploy it on a cloud. Yes, Ansible; please don't use chef or puppet - we're opinionated about this. If you don't have an account, don't worry - you can sign up with AWS for free and test your application on a "tiny" instance at no charge.</text:p>
      <text:p text:style-name="P18"/>
      <text:p text:style-name="P19">Bonus points if the application can be easily scaled beyond a single server. More bonus points if the server is well secured (HTTPS, firewalls, etc).</text:p>
      <text:p text:style-name="P20"/>
      <text:p text:style-name="P21">Finally, provide us with the IP address or hostname of the operational site, a copy of the application code and the Ansible playbooks necessary to deploy it, and a small document that will allow us to test it out ourselves. Add the following SSH public key, so that we can access the instance to look at your work.</text:p>
      <text:p text:style-name="P22"/>
      <text:p text:style-name="P23"><text:a xlink:href="http://paste.openstack.org/raw/osn4Yi7NFIb6PsYpRkT8/" office:target-frame-name="_top" xlink:show="replace"><text:span text:style-name="T24">http://paste.openstack.org/raw/osn4Yi7NFIb6PsYpRkT8/</text:span></text:a></text:p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end"/>
      <style:text-properties style:font-name="Verdana" style:font-name-asian="Verdana" style:font-name-complex="Verdana" fo:font-weight="bold" style:font-weight-asian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Arial" style:font-name-asian="Arial" style:font-name-complex="Arial" fo:font-weight="bold" style:font-weight-asian="bold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asian="Arial" style:font-name-complex="Arial" fo:font-style="italic" style:font-style-asian="italic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 style:text-position="0% 100%"/>
    </style:style>
    <style:style style:name="WW_CharLFO1LVL2" style:family="text">
      <style:text-properties style:font-name="Courier New" style:font-name-asian="Courier New" style:font-name-complex="Courier New" style:text-position="0% 100%"/>
    </style:style>
    <style:style style:name="WW_CharLFO1LVL3" style:family="text">
      <style:text-properties style:font-name="Noto Sans Symbols" style:font-name-asian="Noto Sans Symbols" style:font-name-complex="Noto Sans Symbols" style:text-position="0% 100%"/>
    </style:style>
    <style:style style:name="WW_CharLFO1LVL4" style:family="text">
      <style:text-properties style:font-name="Noto Sans Symbols" style:font-name-asian="Noto Sans Symbols" style:font-name-complex="Noto Sans Symbols" style:text-position="0% 100%"/>
    </style:style>
    <style:style style:name="WW_CharLFO1LVL5" style:family="text">
      <style:text-properties style:font-name="Courier New" style:font-name-asian="Courier New" style:font-name-complex="Courier New" style:text-position="0% 100%"/>
    </style:style>
    <style:style style:name="WW_CharLFO1LVL6" style:family="text">
      <style:text-properties style:font-name="Noto Sans Symbols" style:font-name-asian="Noto Sans Symbols" style:font-name-complex="Noto Sans Symbols" style:text-position="0% 100%"/>
    </style:style>
    <style:style style:name="WW_CharLFO1LVL7" style:family="text">
      <style:text-properties style:font-name="Noto Sans Symbols" style:font-name-asian="Noto Sans Symbols" style:font-name-complex="Noto Sans Symbols" style:text-position="0% 100%"/>
    </style:style>
    <style:style style:name="WW_CharLFO1LVL8" style:family="text">
      <style:text-properties style:font-name="Courier New" style:font-name-asian="Courier New" style:font-name-complex="Courier New" style:text-position="0% 100%"/>
    </style:style>
    <style:style style:name="WW_CharLFO1LVL9" style:family="text">
      <style:text-properties style:font-name="Noto Sans Symbols" style:font-name-asian="Noto Sans Symbols" style:font-name-complex="Noto Sans Symbols" style:text-position="0% 100%"/>
    </style:style>
    <style:style style:name="WW_CharLFO2LVL1" style:family="text">
      <style:text-properties style:font-name="Noto Sans Symbols" style:font-name-asian="Noto Sans Symbols" style:font-name-complex="Noto Sans Symbols" style:text-position="0% 100%"/>
    </style:style>
    <style:style style:name="WW_CharLFO2LVL2" style:family="text">
      <style:text-properties style:font-name="Courier New" style:font-name-asian="Courier New" style:font-name-complex="Courier New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Courier New" style:font-name-asian="Courier New" style:font-name-complex="Courier New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Courier New" style:font-name-asian="Courier New" style:font-name-complex="Courier New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125in" fo:margin-left="1.25in" fo:margin-bottom="0.2868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75in"/>
      </style:header-style>
      <style:footer-style>
        <style:header-footer-properties style:dynamic-spacing="true" fo:min-height="0.5006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end" fo:margin-left="-0.5in" fo:margin-right="-0.5in">
        <style:tab-stops>
          <style:tab-stop style:type="right" style:position="7in"/>
        </style:tab-stops>
      </style:paragraph-properties>
      <style:text-properties fo:color="#000000"/>
    </style:style>
    <style:style style:name="P3" style:parent-style-name="Normal" style:family="paragraph">
      <style:paragraph-properties fo:border="0in solid #FFFFFF" fo:padding="0.4305in" style:shadow="#000000 0in 0in" fo:text-align="end" fo:margin-left="-0.875in" fo:margin-right="-0.5in">
        <style:tab-stops>
          <style:tab-stop style:type="center" style:position="3.875in"/>
          <style:tab-stop style:type="right" style:position="6.875in"/>
        </style:tab-stops>
      </style:paragraph-properties>
      <style:text-properties fo:color="#000000"/>
    </style:style>
    <style:style style:name="P4" style:parent-style-name="Normal" style:family="paragraph">
      <style:paragraph-properties fo:border="0in solid #FFFFFF" fo:padding="0.4305in" style:shadow="#000000 0in 0in" fo:text-align="end" fo:margin-left="-0.875in" fo:margin-right="-0.5in">
        <style:tab-stops>
          <style:tab-stop style:type="right" style:position="7.375in"/>
        </style:tab-stops>
      </style:paragraph-properties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paragraph-properties fo:text-align="end"/>
    </style:style>
    <style:style style:name="P7" style:parent-style-name="Normal" style:family="paragraph">
      <style:paragraph-properties fo:border="0in solid #FFFFFF" fo:padding="0.4305in" style:shadow="#000000 0in 0in" fo:margin-left="-0.875in">
        <style:tab-stops>
          <style:tab-stop style:type="center" style:position="3.875in"/>
          <style:tab-stop style:type="right" style:position="6.875in"/>
        </style:tab-stops>
      </style:paragraph-properties>
      <style:text-properties fo:color="#000000" fo:font-size="16pt" style:font-size-asian="16pt" style:font-size-complex="16pt"/>
    </style:style>
    <style:style style:name="P8" style:parent-style-name="Heading1" style:family="paragraph">
      <style:text-properties style:font-name="Georgia" style:font-name-asian="Georgia" style:font-name-complex="Georgia" fo:font-weight="normal" style:font-weight-asian="normal"/>
    </style:style>
    <style:style style:name="P9" style:parent-style-name="Heading1" style:family="paragraph">
      <style:text-properties style:font-name="Calibri" style:font-name-asian="Calibri" style:font-name-complex="Calibri" fo:font-weight="normal" style:font-weight-asian="normal"/>
    </style:style>
    <style:style style:name="P10" style:parent-style-name="Normal" style:family="paragraph">
      <style:paragraph-properties fo:border="0in solid #FFFFFF" fo:padding="0.4305in" style:shadow="#000000 0in 0in" fo:margin-left="-0.75in" fo:margin-right="-0.5in">
        <style:tab-stops>
          <style:tab-stop style:type="left" style:position="1.5138in"/>
          <style:tab-stop style:type="right" style:position="7.25in"/>
        </style:tab-stops>
      </style:paragraph-properties>
      <style:text-properties fo:color="#000000" fo:font-size="16pt" style:font-size-asian="16pt" style:font-size-complex="16pt"/>
    </style:style>
    <style:style style:name="P11" style:parent-style-name="Normal" style:family="paragraph">
      <style:paragraph-properties fo:border="0in solid #FFFFFF" fo:padding="0.4305in" style:shadow="#000000 0in 0in">
        <style:tab-stops>
          <style:tab-stop style:type="center" style:position="3in"/>
          <style:tab-stop style:type="right" style:position="6in"/>
        </style:tab-stops>
      </style:paragraph-properties>
      <style:text-properties fo:color="#000000"/>
    </style:style>
    <style:style style:family="graphic" style:name="a0">
      <style:graphic-properties fo:wrap-option="wrap" fo:padding-top="0.04998in" fo:padding-bottom="0.04998in" fo:padding-left="0.09998in" fo:padding-right="0.09998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><draw:custom-shape svg:x="6.54167in" svg:y="0.54167in" svg:width="0.51042in" svg:height="3.38542in" draw:z-index="251658240" draw:id="id0" draw:style-name="a0" draw:name="Rectangle 1" text:anchor-type="paragraph"><svg:title/><svg:desc/><text:p text:style-name="P6"/><text:p text:style-name="Normal"/><draw:enhanced-geometry draw:type="non-primitive" svg:viewBox="0 0 21600 21600" draw:enhanced-path="M 0 0 L 21600 0 21600 21600 0 21600 Z N"/></draw:custom-shape></text:span></text:p>
      </style:header>
    </style:master-page>
    <style:master-page style:next-style-name="MP0" style:name="MPF0" style:page-layout-name="PL0">
      <style:header>
        <text:p text:style-name="P7"/>
        <text:h text:style-name="P8" text:outline-level="1"/>
        <text:h text:style-name="P9" text:outline-level="1">Job Descriptions</text:h>
        <text:p text:style-name="P10"/>
      </style:header>
      <style:footer>
        <text:p text:style-name="P11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eno Lima</meta:initial-creator>
    <dc:creator>pink</dc:creator>
    <meta:creation-date>2019-07-31T23:24:00Z</meta:creation-date>
    <dc:date>2019-07-31T23:24:00Z</dc:date>
    <meta:print-date>2019-02-14T22:52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08" meta:character-count="1394" meta:row-count="9" meta:non-whitespace-character-count="1188"/>
  </office:meta>
</office:document-meta>
</file>